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3cm"/>
    </style:style>
    <style:style style:name="gr2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796cm"/>
    </style:style>
    <style:style style:name="ro2" style:family="table-row">
      <style:table-row-properties style:row-height="0.797cm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2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3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end"/>
      <style:text-properties fo:color="#333333" style:font-name="DejaVu Sans Mono" fo:font-size="8pt" style:font-size-asian="8pt" style:font-size-complex="8pt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6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/>
      <style:text-properties fo:color="#333333" style:font-name="DejaVu Sans Mono" fo:font-size="12pt" style:font-size-asian="12pt" style:font-size-complex="12pt"/>
    </style:style>
    <style:style style:name="ce7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8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/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="none" draw:textarea-vertical-align="middle" fo:padding-top="0cm" fo:padding-bottom="0cm" fo:padding-left="0cm" fo:padding-right="0cm"/>
      <style:paragraph-properties fo:text-align="start"/>
      <style:text-properties style:font-name="DejaVu Sans Mono" fo:font-size="12pt" style:font-size-asian="12pt" style:font-size-complex="12pt"/>
    </style:style>
    <style:style style:name="ce10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/>
      <style:text-properties style:font-name="DejaVu Sans Mono" fo:font-size="12pt" style:font-size-asian="12pt" style:font-size-complex="12pt"/>
    </style:style>
    <style:style style:name="ce1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3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 fo:border-left="0.03pt solid #ffffff" fo:border-right="0.03pt solid #ffffff" fo:border-top="0.03pt solid #ffffff" fo:border-bottom="none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4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 fo:border-left="0.03pt solid #ffffff" fo:border-right="0.03pt solid #ffffff" fo:border-top="none" fo:border-bottom="0.03pt solid #ffffff"/>
      <style:text-properties style:font-name="DejaVu Sans Mono" fo:font-size="12pt" style:font-size-asian="12pt" style:font-size-complex="12pt"/>
    </style:style>
    <style:style style:name="P1" style:family="paragraph">
      <loext:graphic-properties draw:fill="none" draw:fill-color="#ffffff"/>
      <style:text-properties style:font-name="DejaVu Sans Mono" fo:font-size="12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 Mono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2pt"/>
    </style:style>
    <style:style style:name="T2" style:family="text">
      <style:text-properties fo:color="#333333" style:font-name="DejaVu Sans Mono" fo:font-size="8pt" style:font-size-asian="8pt" style:font-size-complex="8pt"/>
    </style:style>
    <style:style style:name="T3" style:family="text"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333333" style:font-name="DejaVu Sans Mono" fo:font-size="12pt" style:font-size-asian="12pt" style:font-size-complex="12pt"/>
    </style:style>
    <style:style style:name="T5" style:family="text">
      <style:text-properties fo:color="#333333" style:text-position="-33% 58%" style:font-name="DejaVu Sans Mono" fo:font-size="12pt" style:font-size-asian="12pt" style:font-size-complex="12pt"/>
    </style:style>
    <style:style style:name="T6" style:family="text">
      <style:text-properties fo:color="#333333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7" style:family="text"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33% 58%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9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10" style:family="text">
      <style:text-properties style:font-name="DejaVu Sans Mono" fo:font-size="12pt" style:font-size-asian="12pt" style:font-size-complex="12pt"/>
    </style:style>
    <style:style style:name="T11" style:family="text">
      <style:text-properties style:font-name="DejaVu Sans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42cm" svg:height="3.38cm" svg:x="2.751cm" svg:y="1.932cm">
          <draw:text-box>
            <text:p><text:span text:style-name="T1">User trips (sorted):</text:span></text:p>
            <text:p><text:span text:style-name="T1">&lt;2,1,1&gt;,&lt;6,2,1&gt;,&lt;5,2,1&gt;</text:span><text:span text:style-name="T1"><text:line-break/></text:span><text:span text:style-name="T1">&lt;2,1,3&gt;,&lt;6,2,2&gt;,&lt;5,2,2&gt;</text:span></text:p>
            <text:p><text:span text:style-name="T1">&lt;4,1,1&gt;,&lt;1,1,1&gt;</text:span><text:span text:style-name="T1"><text:line-break/></text:span><text:span text:style-name="T1">&lt;6,1,3&gt;,&lt;1,2,2&gt;,&lt;3,2,2&gt;</text:span></text:p>
            <text:p><text:span text:style-name="T1">&lt;6,2,1&gt;,&lt;1,1,2&gt;,&lt;3,1,2&gt;</text:span></text:p>
          </draw:text-box>
        </draw:frame>
        <draw:frame draw:style-name="standard" draw:layer="layout" svg:width="12.599cm" svg:height="9.557cm" svg:x="2.751cm" svg:y="5.37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/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1</text:span></text:p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T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2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$</text:span><text:span text:style-name="T5">3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4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5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A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5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</table:table-row>
            <table:table-row table:style-name="ro1" table:default-cell-style-name="ce6">
              <table:table-cell table:style-name="ce7">
                <text:p text:style-name="P3"><text:span text:style-name="T6">Ψ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5</text:span></text:p>
              </table:table-cell>
            </table:table-row>
            <table:table-row table:style-name="ro1" table:default-cell-style-name="ce8">
              <table:table-cell table:style-name="ce7"/>
              <table:table-cell table:style-name="ce5"/>
              <table:table-cell table:number-columns-spanned="19">
                <text:p text:style-name="P4"><text:span text:style-name="T7">CSA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0">
              <table:table-cell table:style-name="ce9">
                <text:p text:style-name="P5"><text:span text:style-name="T8"><text:s/></text:span><text:span text:style-name="T9">Ψ</text:span><text:span text:style-name="T8">*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9</text:span></text:p>
              </table:table-cell>
              <table:table-cell>
                <text:p text:style-name="P2"><text:span text:style-name="T10">10</text:span></text:p>
              </table:table-cell>
              <table:table-cell>
                <text:p text:style-name="P2"><text:span text:style-name="T10">13</text:span></text:p>
              </table:table-cell>
              <table:table-cell>
                <text:p text:style-name="P2"><text:span text:style-name="T10">16</text:span></text:p>
              </table:table-cell>
              <table:table-cell>
                <text:p text:style-name="P2"><text:span text:style-name="T10">17</text:span></text:p>
              </table:table-cell>
              <table:table-cell>
                <text:p text:style-name="P2"><text:span text:style-name="T10">3</text:span></text:p>
              </table:table-cell>
              <table:table-cell>
                <text:p text:style-name="P2"><text:span text:style-name="T10">11</text:span></text:p>
              </table:table-cell>
              <table:table-cell>
                <text:p text:style-name="P2"><text:span text:style-name="T10">12</text:span></text:p>
              </table:table-cell>
              <table:table-cell>
                <text:p text:style-name="P2"><text:span text:style-name="T10">18</text:span></text:p>
              </table:table-cell>
              <table:table-cell>
                <text:p text:style-name="P2"><text:span text:style-name="T10">19</text:span></text:p>
              </table:table-cell>
              <table:table-cell>
                <text:p text:style-name="P2"><text:span text:style-name="T10">4</text:span></text:p>
              </table:table-cell>
              <table:table-cell>
                <text:p text:style-name="P2"><text:span text:style-name="T10">5</text:span></text:p>
              </table:table-cell>
              <table:table-cell>
                <text:p text:style-name="P2"><text:span text:style-name="T10">6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2</text:span></text:p>
              </table:table-cell>
              <table:table-cell>
                <text:p text:style-name="P2"><text:span text:style-name="T10">7</text:span></text:p>
              </table:table-cell>
              <table:table-cell>
                <text:p text:style-name="P2"><text:span text:style-name="T10">8</text:span></text:p>
              </table:table-cell>
              <table:table-cell>
                <text:p text:style-name="P2"><text:span text:style-name="T10">14</text:span></text:p>
              </table:table-cell>
              <table:table-cell>
                <text:p text:style-name="P2"><text:span text:style-name="T10">15</text:span></text:p>
              </table:table-cell>
            </table:table-row>
            <table:table-row table:style-name="ro2" table:default-cell-style-name="ce10">
              <table:table-cell table:style-name="ce11">
                <text:p text:style-name="P3"><text:span text:style-name="T11">D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4"><text:span text:style-name="T11">WML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4"><text:span text:style-name="T11">WMJ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13"/>
              <table:covered-table-cell table:style-name="ce13"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 table:style-name="ce14">
                <text:p text:style-name="P2"><text:span text:style-name="T10">0</text:span></text:p>
              </table:table-cell>
              <table:table-cell table:style-name="ce14"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 table:style-name="ce14">
                <text:p text:style-name="P2"><text:span text:style-name="T10">1</text:span></text:p>
              </table:table-cell>
              <table:table-cell table:style-name="ce14"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line draw:style-name="gr2" draw:text-style-name="P6" draw:layer="layout" svg:x1="6.945cm" svg:y1="10.187cm" svg:x2="6.945cm" svg:y2="14.131cm">
            <text:p/>
          </draw:line>
          <draw:line draw:style-name="gr2" draw:text-style-name="P6" draw:layer="layout" svg:x1="8.745cm" svg:y1="10.187cm" svg:x2="8.745cm" svg:y2="14.131cm">
            <text:p/>
          </draw:line>
          <draw:line draw:style-name="gr2" draw:text-style-name="P6" draw:layer="layout" svg:x1="9.945cm" svg:y1="10.187cm" svg:x2="9.945cm" svg:y2="14.131cm">
            <text:p/>
          </draw:line>
          <draw:line draw:style-name="gr2" draw:text-style-name="P6" draw:layer="layout" svg:x1="11.145cm" svg:y1="10.187cm" svg:x2="11.145cm" svg:y2="14.131cm">
            <text:p/>
          </draw:line>
          <draw:line draw:style-name="gr2" draw:text-style-name="P6" draw:layer="layout" svg:x1="11.745cm" svg:y1="10.187cm" svg:x2="11.745cm" svg:y2="14.131cm">
            <text:p/>
          </draw:line>
          <draw:line draw:style-name="gr2" draw:text-style-name="P6" draw:layer="layout" svg:x1="12.945cm" svg:y1="10.187cm" svg:x2="12.945cm" svg:y2="14.13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3:08:42.254158749</meta:creation-date>
    <dc:date>2019-02-12T13:01:48.719167634</dc:date>
    <meta:editing-duration>PT4H46M31S</meta:editing-duration>
    <meta:editing-cycles>139</meta:editing-cycles>
    <meta:generator>LibreOffice/6.0.7.3$Linux_X86_64 LibreOffice_project/00m0$Build-3</meta:generator>
    <meta:document-statistic meta:object-count="9"/>
  </office:meta>
</office:document-meta>
</file>